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paragraph-properties fo:margin-left="-0.106cm" fo:margin-right="0cm" fo:text-indent="0cm" style:auto-text-inden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S CROSS COMPILATION :</text:p>
      <text:p text:style-name="P2"/>
      <text:list xml:id="list1113818292" text:style-name="L2">
        <text:list-item>
          <text:p text:style-name="P1">created a seperate workspace for the cross compialtion packages.</text:p>
        </text:list-item>
        <text:list-item>
          <text:p text:style-name="P1">Copied the glsdk image and arm image files to the home directory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35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6:42:46</meta:creation-date>
    <dc:date>2014-09-23T12:15:20</dc:date>
    <meta:editing-duration>PT21M57S</meta:editing-duration>
    <meta:editing-cycles>2</meta:editing-cycles>
    <meta:generator>LibreOffice/3.5$Linux_X86_64 LibreOffice_project/350m1$Build-2</meta:generator>
    <dc:creator>Sai Vamsi</dc:creator>
    <meta:document-statistic meta:table-count="0" meta:image-count="0" meta:object-count="0" meta:page-count="1" meta:paragraph-count="3" meta:word-count="27" meta:character-count="154" meta:non-whitespace-character-count="132"/>
  </office:meta>
</office:document-meta>
</file>